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ilding models with the Enginelab Console.</text:p>
      <text:p text:style-name="Standard"/>
      <text:p text:style-name="Standard">How are the models stored?</text:p>
      <text:p text:style-name="Standard"/>
      <text:p text:style-name="Standard">Models will consume resources on the hardware. There are basically 3 types of storage available in the hardware unit. These are as follows:</text:p>
      <text:list xml:id="list1350833173630188519" text:style-name="L1">
        <text:list-item>
          <text:p text:style-name="P1">RAM – Random access memory. The contents are read/write and will not remain as the power is removed.</text:p>
        </text:list-item>
        <text:list-item>
          <text:p text:style-name="P1">ROM – Read only memory. The data cannot be changed easily.</text:p>
        </text:list-item>
        <text:list-item>
          <text:p text:style-name="P1">EEPROM or Data flash – This data is read/write and the data will remain as the power is removed.</text:p>
          <text:p text:style-name="P1"/>
          <text:p text:style-name="P1">When a model is developed, the model will be broken down and stored in the ROM and EEPROM storage units. Why not store the model completely in the EEPROM? The EEPROM size is limited and in order to save cost, one must be efficient in the usage. Why not store the entire model in ROM? The programming of the ROM is more difficult than that of the EEPROM. The model can be programmed into the ROM but fast writing of the data in small blocks is not possible. One has to find a balance between using ROM and EEPROM for the model.</text:p>
        </text:list-item>
      </text:list>
      <text:p text:style-name="Standard"/>
      <text:list xml:id="list29610717" text:continue-numbering="true" text:style-name="L1">
        <text:list-header>
          <text:p text:style-name="P1">EngineLab uses the term dynamic to refer to the EEPROM and the term static to refer to the ROM. The static model (ROM) model cannot be changed unless the entire contents are reprogrammed.</text:p>
        </text:list-header>
      </text:list>
      <text:p text:style-name="Standard"/>
      <text:list xml:id="list29618921" text:continue-numbering="true" text:style-name="L1">
        <text:list-header>
          <text:p text:style-name="P1">The static and dynamic models work together to form a usable model that can also be modified. The data which can be modified is referred to as being “modifiable or dynamic”. The “modifiable or dynamic” data is stored in the EEPROM. The data which cannot be modified is referred to as “fixed” and will be stored in the ROM. All item types of the model can have both fixed and dynamic components. For example, a table might have cell data that is modifiable and a name that would be fixed. The fixed and dynamic components of the model will be managed by the backend of the Enginelab system.</text:p>
        </text:list-header>
      </text:list>
      <text:p text:style-name="Standard"/>
      <text:p text:style-name="Standard">What is the difference between Simulator and Hardware?</text:p>
      <text:p text:style-name="Standard"/>
      <text:p text:style-name="Standard">One of the coolest features of the Enginelab system is that the hardware and the simulator are built from exactly the same code base. The organization of the model, the processing of the model and the user experience are designed to be as seamless as possible. A developers model building experience should be identical whether one is working on the hardware or the simulator.</text:p>
      <text:p text:style-name="Standard"/>
      <text:p text:style-name="Standard">What is the EngineLab Console and how does it work with the hardware or simulator?</text:p>
      <text:p text:style-name="Standard"/>
      <text:p text:style-name="Standard">The Enginelab console is the user interface to the model. Whether the model exists on the simulator or the hardware does not matter. The ELConsole is merely a looking glass into the model. The ElConsole has the ability to look at the data of the model, log the data of the model, change the data of the model and create new data that can be added to the model. The model exists on the target (hardware or simulator) and the ElConsole is merely a viewer of the model.</text:p>
      <text:p text:style-name="Standard"/>
      <text:p text:style-name="Standard"/>
      <text:p text:style-name="Standard"><text:soft-page-break/>How does one create a fixed and dynamic model?</text:p>
      <text:p text:style-name="Standard"/>
      <text:p text:style-name="Standard">The developer will develop a model using the ElConsole. The scripting support can be employed to make this job easier and allow the managing of sub-models. Once the model is on the target, one can export a fixed and dynamic model. Fixed and dynamic models are married to each other. It is not recommended to interchange fixed/dynamic models with other fixed/dynamic models. A fixed and dynamic model should be packaged and bundled together as a single model.</text:p>
      <text:p text:style-name="Standard"/>
      <text:p text:style-name="Standard">How is the dynamic model organized on the target?</text:p>
      <text:p text:style-name="Standard"/>
      <text:p text:style-name="Standard">The export of the dynamic model will control how the dynamic model is stored. The EEPROM is organized in pages where each page are the same specified size. For example, a dynamic model may be exported as 16 8Kbyte pages. The export of the dynamic model is dependent on the size of the EEPROM contained on the target and would vary with the specified platform. The following simulator options will control the managing of the dynamic model:</text:p>
      <text:p text:style-name="Standard"/>
      <text:p text:style-name="Standard">These settings will control the current EEPROM organization in the simulator.</text:p>
      <text:p text:style-name="Standard">flash_blocksize – the blocksize of the EEPROM in the simulator. </text:p>
      <text:p text:style-name="Standard">flash_numblocks – the number of blocks of the EEPROM in the simulator.</text:p>
      <text:p text:style-name="Standard"/>
      <text:p text:style-name="Standard">These settings will control the organization of the EEPROM of the exported dynamic model. </text:p>
      <text:p text:style-name="Standard">exportnv_flash_blocksize – the blocksize of the exported dynamic model. </text:p>
      <text:p text:style-name="Standard">exportnv_flash_numblocks – the number of blocks of the exported dynamic model.</text:p>
      <text:p text:style-name="Standard"><text:s/></text:p>
      <text:p text:style-name="Standard">The common practice would be to use a large EEPROM on the simulator during development and export the dynamic model based on the desired usage for the hardware. The hardware may have limited EEPROM so the exported model should match this requirement.</text:p>
      <text:p text:style-name="Standard"/>
      <text:p text:style-name="Standard">The general usage might be:</text:p>
      <text:p text:style-name="Standard">flash_blocksize – 0x2000</text:p>
      <text:p text:style-name="Standard">flash_numblocks – 0x20</text:p>
      <text:p text:style-name="Standard">exportnv_flash_blocksize – 0x2000</text:p>
      <text:p text:style-name="Standard">exportnv_flash_numblocks – 0x10</text:p>
      <text:p text:style-name="Standard"/>
      <text:p text:style-name="Standard">What are these simulator options?</text:p>
      <text:p text:style-name="Standard"/>
      <text:p text:style-name="Standard">allow_romitem_delete – This will allow deleting of fixed items on the simulator ONLY. The hardware does not support this feature.</text:p>
      <text:p text:style-name="Standard"/>
      <text:p text:style-name="Standard">board_type </text:p>
      <text:list xml:id="list5850380806727621867" text:style-name="L2">
        <text:list-item>
          <text:p text:style-name="P2">Bitroot, Bitroot2 – EL1 140</text:p>
        </text:list-item>
        <text:list-item>
          <text:p text:style-name="P2">Moresby – EL1 96</text:p>
        </text:list-item>
      </text:list>
      <text:list xml:id="list7561373377682372698" text:style-name="L3">
        <text:list-item>
          <text:p text:style-name="P3">Zuma_10/11/12 – Infinity-8/10/12</text:p>
        </text:list-item>
        <text:list-item>
          <text:p text:style-name="P3">Venice – Infinity-6/8h <text:s/></text:p>
        </text:list-item>
      </text:list>
      <text:p text:style-name="Standard"/>
      <text:p text:style-name="Standard">configuration_number_of_channels – This allows one to define additional channels when performing </text:p>
      <text:p text:style-name="Standard">model development on the simulator. The hardware will be limited based on the amount of RAM on the hardware.</text:p>
      <text:p text:style-name="Standard"><text:soft-page-break/></text:p>
      <text:p text:style-name="Standard">elnv_load-Internal use. Set to false.</text:p>
      <text:p text:style-name="Standard"/>
      <text:p text:style-name="Standard">exportnv_* - These channels control exporting of the dynamic model.</text:p>
      <text:p text:style-name="Standard">heap_size – The heapsize used on the simulator. The hardware will be limited on the RAM on the hardware.</text:p>
      <text:p text:style-name="Standard"/>
      <text:p text:style-name="Standard">ram_xtra_size - The heapsize used on the simulator. The hardware will be limited on the RAM on the hardware. </text:p>
      <text:p text:style-name="Standard"/>
      <text:p text:style-name="Standard">rom_config-Internal use. Set to false.</text:p>
      <text:p text:style-name="Standard"/>
      <text:p text:style-name="Standard">static2dynamic_on_download – This is helpful feature when working with fixed models on a hardware unit. One can save a session from the hardware and the session will contain the ROM items. If one sets this to true, the developer can append the configuration to the simulator and the items will become dynamic. Remember, the dynamic EEPROM usage will increase when this is performed and could lead to problems if the dynamic model becomes too large to fit into the simulator EEPROM. One should probably increase these to fit:</text:p>
      <text:p text:style-name="Standard">flash_blocksize – 0x2000</text:p>
      <text:p text:style-name="Standard">flash_numblocks – 0x20</text:p>
      <text:p text:style-name="Standard"/>
      <text:p text:style-name="Standard">upload_modifiable_only - <text:s/>This feature controls whether the simulator will upload only the modifiable data of the item. ROM items can be protected on the hardware so the default production mode will be true for the hardware.</text:p>
      <text:p text:style-name="Standard"/>
      <text:p text:style-name="Standard">Why does the model look strange or broken when I save the session on Infinity tuner and open it in the ElConsole?</text:p>
      <text:p text:style-name="Standard"/>
      <text:p text:style-name="Standard">The firmware that generally ships with the production hardware will upload modifiable data only. Some of the the fixed data will be included but much of this data will be filtered out. The inputs to the items will be filtered which will lead to the items appearing broken in the “Target-&gt;Channel list”.</text:p>
      <text:p text:style-name="Standard"/>
      <text:p text:style-name="Standard">When a user performs a “File-&gt;Save session”, <text:s/>the model will be saved just as it appears in the “Target-&gt;Channel list”. This is the intended function as only the modifiable data is needed for “Import calibration”. The calibration and modifiable data are analogous.</text:p>
      <text:p text:style-name="Standard"/>
      <text:p text:style-name="Standard">A common mistake would be to “File-&gt;Append configuration” with a saved session from production protected firmware. The connectivity of the model is not present and the model will appear broken. Always make sure to use open (full featured) firmware when working with model development.</text:p>
      <text:p text:style-name="Standard"/>
      <text:p text:style-name="Standard">“Import calibration” can be used with any firmware as this will only update the modifiable (or calibration) data. The most common example of this would be that “Import calibration” updates the modifiable table cell data but does not change the name of the channel or the connectivity in the model.</text:p>
      <text:p text:style-name="Standard"><text:s/></text:p>
      <text:p text:style-name="Standard">What is actually happening when a user performs “File-&gt;Save session”?</text:p>
      <text:p text:style-name="Standard"/>
      <text:p text:style-name="Standard">As mentioned before, the data of the model is managed as modifiable data and fixed data. Just to reiterate, modifiable data, dynamic data and <text:s/>calibration data are all synonymous. The modifiable data can be changed by the user and will remain after the power is removed. Fixed data cannot be changed <text:soft-page-break/>by the user while tuning. The fixed data can be changed only by a <text:s/>firmware upgrade. Modifiable data will be changed while a tuner is calibrating the model and while a plugin (Wizard) is making model changes. It should also be mentioned that a plugin can only change the modifiable data.</text:p>
      <text:p text:style-name="Standard"/>
      <text:p text:style-name="Standard">Here is an example of the changing of the data of a table.</text:p>
      <text:p text:style-name="Standard"><text:s/><text:tab/>Assume a model contains the table “MyTable”. “MyTable” is a 30x30 2-dimensional table of 32bit float data. The Enginelab tables allow for the user to select one of multiple inputs for each of the axis. Assume “MyTable” has 6 inputs and the user can assign these to the axis as desired. This table would contain both modifiable and fixed data. </text:p>
      <text:p text:style-name="Standard">Assume the data is organized as follows: (this is merely a simple example to explain the concept) </text:p>
      <text:p text:style-name="Standard"/>
      <text:p text:style-name="Standard">Modifiable data: (This is the data a tuner may need to calibrate)</text:p>
      <text:list xml:id="list284425298942114746" text:style-name="L4">
        <text:list-item>
          <text:p text:style-name="P4">Table cell data.</text:p>
        </text:list-item>
        <text:list-item>
          <text:p text:style-name="P4">Axis cell value data</text:p>
        </text:list-item>
        <text:list-item>
          <text:p text:style-name="P4">Input selection for the axis. <text:s/></text:p>
        </text:list-item>
      </text:list>
      <text:p text:style-name="Standard"/>
      <text:p text:style-name="Standard">Fixed data: (The tuner can not calibrate this)</text:p>
      <text:list xml:id="list6761247253043629337" text:style-name="L5">
        <text:list-item>
          <text:p text:style-name="P5">The 6 inputs to the item.</text:p>
        </text:list-item>
        <text:list-item>
          <text:p text:style-name="P5">The table dimensions. (although this could be modifiable if required)</text:p>
        </text:list-item>
        <text:list-item>
          <text:p text:style-name="P5">The name “MyTable”.</text:p>
        </text:list-item>
        <text:list-item>
          <text:p text:style-name="P5">The thread where this is processed.</text:p>
        </text:list-item>
        <text:list-item>
          <text:p text:style-name="P5">Miscellaneous additional state <text:s/>…</text:p>
        </text:list-item>
      </text:list>
      <text:p text:style-name="Standard"/>
      <text:p text:style-name="Standard">If the user has production firmware and performs “File-&gt;Save session”:</text:p>
      <text:p text:style-name="Standard"><text:tab/>The ElConsole will upload the items from the model and save them to the session file. The items uploaded will contain modifiable data ONLY. This is not 100% true as the some additional data such as the channel name will also be included. For the sake of this example, one can assume it is the modifiable data ONLY. So what will be missing? All (or most) of the fixed data. </text:p>
      <text:p text:style-name="Standard"/>
      <text:p text:style-name="Standard">If the user has full featured firmware and performs “File-&gt;Save session”:</text:p>
      <text:p text:style-name="Standard"><text:tab/>The ElConsole will upload the items from the model and save them to the session file. The items uploaded will be the complete item. This is a very important difference. For one, the model can be completely disassembled by the user. For two, the model can be downloaded to another ECU as long as it has full featured firmware. For three, the model can be downloaded to the simulator and run.</text:p>
      <text:p text:style-name="Standard"/>
      <text:p text:style-name="Standard"/>
      <text:p text:style-name="Standard">I am confused, what is the difference between “Import calibration” and “Append configuration”?</text:p>
      <text:p text:style-name="Standard"/>
      <text:p text:style-name="Standard">“File-&gt;Import calibration” will only change the modifiable data of an item in the model that already exists. This is an important requirement, the item MUST exist. “Import calibration” can be performed with saved sessions from any version of the firmware because ONLY the modifiable data is needed.</text:p>
      <text:p text:style-name="Standard"/>
      <text:p text:style-name="Standard">“File-&gt;Append configuration” will download a complete item to the target. This will create a new item so the item CANNOT exist. Incidentally, the item will be a complete dynamic item and will not be added with a fixed component. Fully dynamic models can exist but they are very resource intensive on the EEPROM as mentioned previously. “Append configuration” should ONLY be performed with complete sessions saved from full featured firmware because all of the item data is required.</text:p>
      <text:p text:style-name="Standard"/>
      <text:p text:style-name="Standard"><text:soft-page-break/></text:p>
      <text:p text:style-name="Standard">The item dialogs have checkboxes for some flags. What do these mean?</text:p>
      <text:p text:style-name="Standard"/>
      <text:p text:style-name="Standard">Plant Item – This is a flag only available on the simulator. The developer may create a plant item that can be used to exercise a controller model.</text:p>
      <text:p text:style-name="Standard"/>
      <text:p text:style-name="Standard">RAM Xtra – The target will have 2 or more heaps and this flag indicates the heap where an item should be placed. The primary heap is relatively small. Additional items can be allocated to the secondary heap. The memory access times to the primary heap will be faster than that of the secondary heap.</text:p>
      <text:p text:style-name="Standard">Predefined channels that display heap usage:</text:p>
      <text:p text:style-name="Standard">“ConfigFreeMem [bytes]” - primary heap</text:p>
      <text:p text:style-name="Standard">“ConfigUsedMem [bytes]”</text:p>
      <text:p text:style-name="Standard">“ConfigFreeXtra [bytes]” - secondary heap</text:p>
      <text:p text:style-name="Standard">“ConfigUsedXtra [bytes]”</text:p>
      <text:p text:style-name="Standard"/>
      <text:p text:style-name="Standard">Hidden, Private and Protected are different security levels for a model.</text:p>
      <text:p text:style-name="Standard"/>
      <text:p text:style-name="Standard">Rom – The item is in the fixe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7:19:05.35</meta:creation-date>
    <dc:date>2015-02-11T09:46:01.44</dc:date>
    <meta:editing-duration>PT2H46M56S</meta:editing-duration>
    <meta:editing-cycles>11</meta:editing-cycles>
    <meta:generator>OpenOffice/4.0.1$Win32 OpenOffice.org_project/401m5$Build-9714</meta:generator>
    <meta:document-statistic meta:table-count="0" meta:image-count="0" meta:object-count="0" meta:page-count="5" meta:paragraph-count="86" meta:word-count="1990" meta:character-count="11569"/>
  </office:meta>
</office:document-meta>
</file>